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bottom="10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T03 - Abrir Conta - Dados inválidos</text:span><text:span text:style-name="T2">.</text:span></text:p>
      <text:p text:style-name="P1"><text:span text:style-name="T2">Descrição:</text:span></text:p>
      <text:p text:style-name="P1"><text:span text:style-name="T3">Eu como usuário ou Backoffice desejo que o sistema não permita abrir uma conta com dados inválidos.</text:span></text:p>
      <text:p text:style-name="P1"><text:span text:style-name="T4"/></text:p>
      <text:p text:style-name="P1"><text:span text:style-name="T5">Pré-condições:</text:span></text:p>
      <text:p text:style-name="P1"><text:span text:style-name="T6">Acessar ao sistema<text:s/></text:span><text:a xlink:href="https://app.kinvo.com.br/inscreva-se"><text:span text:style-name="T7">https://app.kinvo.com.br/inscreva-se</text:span></text:a><text:span text:style-name="T8"/></text:p>
      <text:p text:style-name="P1"><text:span text:style-name="T9"/></text:p>
      <text:p text:style-name="P1"><text:span text:style-name="T10">Pós-condições:</text:span></text:p>
      <text:p text:style-name="P1"><text:span text:style-name="T11">N/A</text:span></text:p>
      <text:p text:style-name="P1"><text:span text:style-name="T12"/></text:p>
      <text:p text:style-name="P1"><text:span text:style-name="T13">Script de Teste:</text:span></text:p>
      <text:p text:style-name="P1"><text:span text:style-name="T14">Entradas:</text:span></text:p>
      <text:list text:style-name="L2">
        <text:list-item>
          <text:p text:style-name="P2"><text:span text:style-name="T15">Dado que ao Acessar o sistema</text:span></text:p>
        </text:list-item>
        <text:list-item>
          <text:p text:style-name="P2"><text:span text:style-name="T15">E clicar no botão [CRIAR CONTA]</text:span></text:p>
        </text:list-item>
        <text:list-item>
          <text:p text:style-name="P2"><text:span text:style-name="T15">E preencher com dados CPF e E-mail inválidos:</text:span></text:p>
        </text:list-item>
      </text:list>
      <text:p text:style-name="P3"><text:span text:style-name="T15"><text:tab/>Nome: Rosália </text:span></text:p>
      <text:p text:style-name="P3"><text:span text:style-name="T15"><text:tab/>Sobrenome: Gonçalves</text:span></text:p>
      <text:p text:style-name="P3"><text:span text:style-name="T15"><text:tab/>E-mail: rosaliagoncalves915@gmail</text:span></text:p>
      <text:p text:style-name="P3"><text:span text:style-name="T15"><text:tab/>Senha mascarada: Pipocadoce77$</text:span></text:p>
      <text:p text:style-name="P3"><text:span text:style-name="T15"><text:tab/>CPF: 31305705833</text:span></text:p>
      <text:p text:style-name="P3"><text:span text:style-name="T15"><text:tab/>Celular: 011 992742533</text:span></text:p>
      <text:list text:style-name="L4">
        <text:list-item>
          <text:p text:style-name="P4"><text:span text:style-name="T15">E clicar nas marcações:</text:span></text:p>
        </text:list-item>
      </text:list>
      <text:p text:style-name="P5"><text:span text:style-name="T15"><text:tab/>campo "Politicas de Uso"</text:span></text:p>
      <text:p text:style-name="P5"><text:span text:style-name="T15"><text:tab/>Campo "Termos de Uso"</text:span></text:p>
      <text:p text:style-name="P5"><text:span text:style-name="T15"><text:tab/>Chekbox "reCAPTCHA"</text:span></text:p>
      <text:list text:style-name="L6">
        <text:list-item>
          <text:p text:style-name="P6"><text:span text:style-name="T15">Quando eu clicar no botão [ CRIAR CONTA]</text:span></text:p>
        </text:list-item>
      </text:list>
      <text:p text:style-name="P7"><text:span text:style-name="T16"/></text:p>
      <text:p text:style-name="P7"><text:span text:style-name="T17">Resultado esperado:</text:span></text:p>
      <text:p text:style-name="P7"><text:span text:style-name="T18">O sistema exibe as seguintes mensagens de erro "Este email não é válido" e "Este CPF não é válido" e não permite que o botão CRIAR CONTA funcione até que o erro seje corrigido.</text:span></text:p>
      <text:p text:style-name="P7"><text:span text:style-name="T18"/></text:p>
      <text:p text:style-name="P7"><text:span text:style-name="T18">evidencia foto:</text:span></text:p>
      <text:p text:style-name="P8"><draw:frame text:anchor-type="as-char" svg:width="152.40mm" svg:height="87.84mm" style:rel-width="scale" style:rel-height="scale"><draw:object-ole xlink:href="OleObj1"/><draw:image xlink:href="ObjectReplacements/OleObj1"/></draw:frame><text:span text:style-name="T18"/></text:p>
      <text:p text:style-name="P8"><text:span text:style-name="T18">Plataforma (Web)</text:span></text:p>
      <text:p text:style-name="P9"><text:span text:style-name="T19"/></text:p>
      <text:p text:style-name="P9"><text:span text:style-name="T2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